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115.55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48.37mm"/>
    </style:style>
    <style:style style:name="co7" style:family="table-column">
      <style:table-column-properties fo:break-before="auto" style:column-width="50.85mm"/>
    </style:style>
    <style:style style:name="co8" style:family="table-column">
      <style:table-column-properties fo:break-before="auto" style:column-width="11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  <table:table-cell/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</table:table-row>
        <table:table-row table:style-name="ro1">
          <table:table-cell office:value-type="float" office:value="452.41555" calcext:value-type="float">
            <text:p>452,41555</text:p>
          </table:table-cell>
          <table:table-cell office:value-type="float" office:value="453.920316428572" calcext:value-type="float">
            <text:p>453,9203164286</text:p>
          </table:table-cell>
          <table:table-cell office:value-type="float" office:value="115.8749801521" calcext:value-type="float">
            <text:p>115,8749801521</text:p>
          </table:table-cell>
          <table:table-cell table:formula="of:=[.B2]-2*[.C2]" office:value-type="float" office:value="222.170356124372" calcext:value-type="float">
            <text:p>222,1703561244</text:p>
          </table:table-cell>
          <table:table-cell table:formula="of:=[.B2]+2*[.C2]" office:value-type="float" office:value="685.670276732772" calcext:value-type="float">
            <text:p>685,6702767328</text:p>
          </table:table-cell>
          <table:table-cell office:value-type="float" office:value="452.41555" calcext:value-type="float">
            <text:p>452,41555</text:p>
          </table:table-cell>
          <table:table-cell office:value-type="string" calcext:value-type="string">
            <text:p>Ho tolto dati che stavano dentro il 2 sigma (qua l’ho fatta proprio sporca)</text:p>
          </table:table-cell>
          <table:table-cell/>
          <table:table-cell office:value-type="float" office:value="4715.568675" calcext:value-type="float">
            <text:p>4715,568675</text:p>
          </table:table-cell>
          <table:table-cell office:value-type="float" office:value="4721.02548125" calcext:value-type="float">
            <text:p>4721,02548125</text:p>
          </table:table-cell>
          <table:table-cell office:value-type="float" office:value="729.697484489664" calcext:value-type="float">
            <text:p>729,6974844897</text:p>
          </table:table-cell>
          <table:table-cell table:formula="of:=[.J2]-2*[.K2]" office:value-type="float" office:value="3261.63051227067" calcext:value-type="float">
            <text:p>3261,6305122707</text:p>
          </table:table-cell>
          <table:table-cell table:formula="of:=[.J2]+2*[.K2]" office:value-type="float" office:value="6180.42045022933" calcext:value-type="float">
            <text:p>6180,4204502293</text:p>
          </table:table-cell>
          <table:table-cell office:value-type="float" office:value="4715.568675" calcext:value-type="float">
            <text:p>4715,568675</text:p>
          </table:table-cell>
          <table:table-cell office:value-type="string" calcext:value-type="string">
            <text:p>Compatibile con scelta di usare il criterio del 2 sigma (sono perdonato?)</text:p>
          </table:table-cell>
        </table:table-row>
        <table:table-row table:style-name="ro1">
          <table:table-cell office:value-type="float" office:value="440.3865" calcext:value-type="float">
            <text:p>440,3865</text:p>
          </table:table-cell>
          <table:table-cell table:number-columns-repeated="4"/>
          <table:table-cell office:value-type="float" office:value="440.3865" calcext:value-type="float">
            <text:p>440,3865</text:p>
          </table:table-cell>
          <table:table-cell table:number-columns-repeated="2"/>
          <table:table-cell office:value-type="float" office:value="4640.468325" calcext:value-type="float">
            <text:p>4640,468325</text:p>
          </table:table-cell>
          <table:table-cell table:number-columns-repeated="4"/>
          <table:table-cell office:value-type="float" office:value="4640.468325" calcext:value-type="float">
            <text:p>4640,468325</text:p>
          </table:table-cell>
          <table:table-cell/>
        </table:table-row>
        <table:table-row table:style-name="ro1">
          <table:table-cell office:value-type="float" office:value="424.496475" calcext:value-type="float">
            <text:p>424,496475</text:p>
          </table:table-cell>
          <table:table-cell table:number-columns-repeated="4"/>
          <table:table-cell office:value-type="float" office:value="424.496475" calcext:value-type="float">
            <text:p>424,496475</text:p>
          </table:table-cell>
          <table:table-cell table:number-columns-repeated="2"/>
          <table:table-cell office:value-type="float" office:value="4484.13717499999" calcext:value-type="float">
            <text:p>4484,137175</text:p>
          </table:table-cell>
          <table:table-cell table:number-columns-repeated="4"/>
          <table:table-cell office:value-type="float" office:value="4484.13717499999" calcext:value-type="float">
            <text:p>4484,137175</text:p>
          </table:table-cell>
          <table:table-cell/>
        </table:table-row>
        <table:table-row table:style-name="ro1">
          <table:table-cell office:value-type="float" office:value="417.865250000001" calcext:value-type="float">
            <text:p>417,86525</text:p>
          </table:table-cell>
          <table:table-cell table:number-columns-repeated="4"/>
          <table:table-cell office:value-type="float" office:value="417.865250000001" calcext:value-type="float">
            <text:p>417,86525</text:p>
          </table:table-cell>
          <table:table-cell table:number-columns-repeated="2"/>
          <table:table-cell office:value-type="float" office:value="4619.336275" calcext:value-type="float">
            <text:p>4619,336275</text:p>
          </table:table-cell>
          <table:table-cell table:number-columns-repeated="4"/>
          <table:table-cell office:value-type="float" office:value="4619.336275" calcext:value-type="float">
            <text:p>4619,336275</text:p>
          </table:table-cell>
          <table:table-cell/>
        </table:table-row>
        <table:table-row table:style-name="ro1">
          <table:table-cell office:value-type="float" office:value="254.361900000001" calcext:value-type="float">
            <text:p>254,3619</text:p>
          </table:table-cell>
          <table:table-cell table:number-columns-repeated="4"/>
          <table:table-cell office:value-type="float" office:value="542.850000000002" calcext:value-type="float">
            <text:p>542,85</text:p>
          </table:table-cell>
          <table:table-cell table:number-columns-repeated="2"/>
          <table:table-cell office:value-type="float" office:value="4513.348125" calcext:value-type="float">
            <text:p>4513,348125</text:p>
          </table:table-cell>
          <table:table-cell table:number-columns-repeated="4"/>
          <table:table-cell office:value-type="float" office:value="4513.348125" calcext:value-type="float">
            <text:p>4513,348125</text:p>
          </table:table-cell>
          <table:table-cell/>
        </table:table-row>
        <table:table-row table:style-name="ro1">
          <table:table-cell office:value-type="float" office:value="341.572435" calcext:value-type="float">
            <text:p>341,572435</text:p>
          </table:table-cell>
          <table:table-cell table:number-columns-repeated="4"/>
          <table:table-cell office:value-type="float" office:value="517.614900000001" calcext:value-type="float">
            <text:p>517,6149</text:p>
          </table:table-cell>
          <table:table-cell table:number-columns-repeated="2"/>
          <table:table-cell office:value-type="float" office:value="4431.087375" calcext:value-type="float">
            <text:p>4431,087375</text:p>
          </table:table-cell>
          <table:table-cell table:number-columns-repeated="4"/>
          <table:table-cell office:value-type="float" office:value="4431.087375" calcext:value-type="float">
            <text:p>4431,087375</text:p>
          </table:table-cell>
          <table:table-cell/>
        </table:table-row>
        <table:table-row table:style-name="ro1">
          <table:table-cell office:value-type="float" office:value="352.833225000001" calcext:value-type="float">
            <text:p>352,833225</text:p>
          </table:table-cell>
          <table:table-cell table:number-columns-repeated="4"/>
          <table:table-cell office:value-type="float" office:value="525.0973" calcext:value-type="float">
            <text:p>525,0973</text:p>
          </table:table-cell>
          <table:table-cell table:number-columns-repeated="2"/>
          <table:table-cell office:value-type="float" office:value="4595.828375" calcext:value-type="float">
            <text:p>4595,828375</text:p>
          </table:table-cell>
          <table:table-cell table:number-columns-repeated="4"/>
          <table:table-cell office:value-type="float" office:value="4595.828375" calcext:value-type="float">
            <text:p>4595,828375</text:p>
          </table:table-cell>
          <table:table-cell/>
        </table:table-row>
        <table:table-row table:style-name="ro1">
          <table:table-cell office:value-type="float" office:value="290.078495" calcext:value-type="float">
            <text:p>290,078495</text:p>
          </table:table-cell>
          <table:table-cell table:number-columns-repeated="4"/>
          <table:table-cell office:value-type="float" office:value="632.084000000003" calcext:value-type="float">
            <text:p>632,084</text:p>
          </table:table-cell>
          <table:table-cell table:number-columns-repeated="2"/>
          <table:table-cell office:value-type="float" office:value="4544.448675" calcext:value-type="float">
            <text:p>4544,448675</text:p>
          </table:table-cell>
          <table:table-cell table:number-columns-repeated="4"/>
          <table:table-cell office:value-type="float" office:value="4544.448675" calcext:value-type="float">
            <text:p>4544,448675</text:p>
          </table:table-cell>
          <table:table-cell/>
        </table:table-row>
        <table:table-row table:style-name="ro1">
          <table:table-cell office:value-type="float" office:value="542.850000000002" calcext:value-type="float">
            <text:p>542,85</text:p>
          </table:table-cell>
          <table:table-cell table:number-columns-repeated="4"/>
          <table:table-cell office:value-type="float" office:value="556.058099999998" calcext:value-type="float">
            <text:p>556,0581</text:p>
          </table:table-cell>
          <table:table-cell table:number-columns-repeated="2"/>
          <table:table-cell office:value-type="float" office:value="7432.691625" calcext:value-type="float">
            <text:p>7432,691625</text:p>
          </table:table-cell>
          <table:table-cell table:number-columns-repeated="4"/>
          <table:table-cell office:value-type="float" office:value="7432.691625" calcext:value-type="float">
            <text:p>7432,691625</text:p>
          </table:table-cell>
          <table:table-cell/>
        </table:table-row>
        <table:table-row table:style-name="ro1">
          <table:table-cell office:value-type="float" office:value="517.614900000001" calcext:value-type="float">
            <text:p>517,6149</text:p>
          </table:table-cell>
          <table:table-cell table:number-columns-repeated="4"/>
          <table:table-cell office:value-type="float" office:value="607.170300000002" calcext:value-type="float">
            <text:p>607,1703</text:p>
          </table:table-cell>
          <table:table-cell table:number-columns-repeated="2"/>
          <table:table-cell office:value-type="float" office:value="4282.331475" calcext:value-type="float">
            <text:p>4282,331475</text:p>
          </table:table-cell>
          <table:table-cell table:number-columns-repeated="4"/>
          <table:table-cell office:value-type="float" office:value="4282.331475" calcext:value-type="float">
            <text:p>4282,331475</text:p>
          </table:table-cell>
          <table:table-cell/>
        </table:table-row>
        <table:table-row table:style-name="ro1">
          <table:table-cell office:value-type="float" office:value="525.0973" calcext:value-type="float">
            <text:p>525,0973</text:p>
          </table:table-cell>
          <table:table-cell table:number-columns-repeated="7"/>
          <table:table-cell office:value-type="float" office:value="4541.2436" calcext:value-type="float">
            <text:p>4541,2436</text:p>
          </table:table-cell>
          <table:table-cell table:number-columns-repeated="4"/>
          <table:table-cell office:value-type="float" office:value="4541.2436" calcext:value-type="float">
            <text:p>4541,2436</text:p>
          </table:table-cell>
          <table:table-cell/>
        </table:table-row>
        <table:table-row table:style-name="ro1">
          <table:table-cell office:value-type="float" office:value="632.084000000003" calcext:value-type="float">
            <text:p>632,084</text:p>
          </table:table-cell>
          <table:table-cell table:number-columns-repeated="7"/>
          <table:table-cell office:value-type="float" office:value="4523.4909" calcext:value-type="float">
            <text:p>4523,4909</text:p>
          </table:table-cell>
          <table:table-cell table:number-columns-repeated="4"/>
          <table:table-cell office:value-type="float" office:value="4523.4909" calcext:value-type="float">
            <text:p>4523,4909</text:p>
          </table:table-cell>
          <table:table-cell/>
        </table:table-row>
        <table:table-row table:style-name="ro1">
          <table:table-cell office:value-type="float" office:value="556.058099999998" calcext:value-type="float">
            <text:p>556,0581</text:p>
          </table:table-cell>
          <table:table-cell table:number-columns-repeated="7"/>
          <table:table-cell office:value-type="float" office:value="4637.96" calcext:value-type="float">
            <text:p>4637,96</text:p>
          </table:table-cell>
          <table:table-cell table:number-columns-repeated="4"/>
          <table:table-cell office:value-type="float" office:value="4637.96" calcext:value-type="float">
            <text:p>4637,96</text:p>
          </table:table-cell>
          <table:table-cell/>
        </table:table-row>
        <table:table-row table:style-name="ro1">
          <table:table-cell office:value-type="float" office:value="607.170300000002" calcext:value-type="float">
            <text:p>607,1703</text:p>
          </table:table-cell>
          <table:table-cell table:number-columns-repeated="7"/>
          <table:table-cell office:value-type="float" office:value="4512.4864" calcext:value-type="float">
            <text:p>4512,4864</text:p>
          </table:table-cell>
          <table:table-cell table:number-columns-repeated="4"/>
          <table:table-cell office:value-type="float" office:value="4512.4864" calcext:value-type="float">
            <text:p>4512,486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543.4472" calcext:value-type="float">
            <text:p>4543,4472</text:p>
          </table:table-cell>
          <table:table-cell table:number-columns-repeated="4"/>
          <table:table-cell office:value-type="float" office:value="4543.4472" calcext:value-type="float">
            <text:p>4543,4472</text:p>
          </table:table-cell>
          <table:table-cell/>
        </table:table-row>
        <table:table-row table:style-name="ro1">
          <table:table-cell table:number-columns-repeated="8"/>
          <table:table-cell office:value-type="float" office:value="4518.5335" calcext:value-type="float">
            <text:p>4518,5335</text:p>
          </table:table-cell>
          <table:table-cell table:number-columns-repeated="4"/>
          <table:table-cell office:value-type="float" office:value="4518.5335" calcext:value-type="float">
            <text:p>4518,53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2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5" number:language="it" number:country="IT">
      <number:day number:style="long"/>
      <number:text>-</number:text>
      <number:month number:textual="true"/>
    </number:date-style>
    <number:date-style style:name="N20106" number:language="it" number:country="IT">
      <number:month number:textual="true"/>
      <number:text>-</number:text>
      <number:year/>
    </number:date-style>
    <number:time-style style:name="N20107" number:language="it" number:country="IT">
      <number:hours/>
      <number:text>.</number:text>
      <number:minute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9" number:language="it" number:country="IT">
      <number:hours/>
      <number:text>.</number:text>
      <number:minutes number:style="long"/>
    </number:time-style>
    <number:time-style style:name="N2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12P0"/>
    </number:number-style>
    <number:number-style style:name="N2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5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6:32:49.68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08:21.996000000</meta:creation-date>
    <meta:generator>LibreOffice/5.1.3.2$Windows_x86 LibreOffice_project/644e4637d1d8544fd9f56425bd6cec110e49301b</meta:generator>
    <dc:date>2019-02-20T16:36:13.031000000</dc:date>
    <meta:editing-duration>PT8M43S</meta:editing-duration>
    <meta:editing-cycles>3</meta:editing-cycles>
    <meta:document-statistic meta:table-count="1" meta:cell-count="80" meta:object-count="0"/>
  </office:meta>
</office:document-meta>
</file>